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Default"/>
        <table:table-column table:style-name="co1" table:number-columns-repeated="57" table:default-cell-style-name="Default"/>
        <table:table-row table:style-name="ro1" table:visibility="collapse">
          <table:table-cell table:formula="of:=COM.MICROSOFT.CONCAT(&quot;∞&quot;; CELL(&quot;address&quot;))" office:value-type="string" office:string-value="∞$A$1" calcext:value-type="string">
            <text:p>∞$A$1</text:p>
          </table:table-cell>
          <table:table-cell table:formula="of:=COM.MICROSOFT.CONCAT(&quot;∞&quot;; CELL(&quot;address&quot;))" office:value-type="string" office:string-value="∞$B$1" calcext:value-type="string">
            <text:p>∞$B$1</text:p>
          </table:table-cell>
          <table:table-cell table:formula="of:=COM.MICROSOFT.CONCAT(&quot;∞&quot;; CELL(&quot;address&quot;))" office:value-type="string" office:string-value="∞$C$1" calcext:value-type="string">
            <text:p>∞$C$1</text:p>
          </table:table-cell>
          <table:table-cell table:formula="of:=COM.MICROSOFT.CONCAT(&quot;∞&quot;; CELL(&quot;address&quot;))" office:value-type="string" office:string-value="∞$D$1" calcext:value-type="string">
            <text:p>∞$D$1</text:p>
          </table:table-cell>
          <table:table-cell table:formula="of:=COM.MICROSOFT.CONCAT(&quot;∞&quot;; CELL(&quot;address&quot;))" office:value-type="string" office:string-value="∞$E$1" calcext:value-type="string">
            <text:p>∞$E$1</text:p>
          </table:table-cell>
          <table:table-cell table:formula="of:=COM.MICROSOFT.CONCAT(&quot;∞&quot;; CELL(&quot;address&quot;))" office:value-type="string" office:string-value="∞$F$1" calcext:value-type="string">
            <text:p>∞$F$1</text:p>
          </table:table-cell>
          <table:table-cell table:formula="of:=COM.MICROSOFT.CONCAT(&quot;∞&quot;; CELL(&quot;address&quot;))" office:value-type="string" office:string-value="∞$G$1" calcext:value-type="string">
            <text:p>∞$G$1</text:p>
          </table:table-cell>
          <table:table-cell table:formula="of:=COM.MICROSOFT.CONCAT(&quot;∞&quot;; CELL(&quot;address&quot;))" office:value-type="string" office:string-value="∞$H$1" calcext:value-type="string">
            <text:p>∞$H$1</text:p>
          </table:table-cell>
          <table:table-cell table:formula="of:=COM.MICROSOFT.CONCAT(&quot;∞&quot;; CELL(&quot;address&quot;))" office:value-type="string" office:string-value="∞$I$1" calcext:value-type="string">
            <text:p>∞$I$1</text:p>
          </table:table-cell>
          <table:table-cell table:formula="of:=COM.MICROSOFT.CONCAT(&quot;∞&quot;; CELL(&quot;address&quot;))" office:value-type="string" office:string-value="∞$J$1" calcext:value-type="string">
            <text:p>∞$J$1</text:p>
          </table:table-cell>
          <table:table-cell table:formula="of:=COM.MICROSOFT.CONCAT(&quot;∞&quot;; CELL(&quot;address&quot;))" office:value-type="string" office:string-value="∞$K$1" calcext:value-type="string">
            <text:p>∞$K$1</text:p>
          </table:table-cell>
          <table:table-cell table:formula="of:=COM.MICROSOFT.CONCAT(&quot;∞&quot;; CELL(&quot;address&quot;))" office:value-type="string" office:string-value="∞$L$1" calcext:value-type="string">
            <text:p>∞$L$1</text:p>
          </table:table-cell>
          <table:table-cell table:formula="of:=COM.MICROSOFT.CONCAT(&quot;∞&quot;; CELL(&quot;address&quot;))" office:value-type="string" office:string-value="∞$M$1" calcext:value-type="string">
            <text:p>∞$M$1</text:p>
          </table:table-cell>
          <table:table-cell table:formula="of:=COM.MICROSOFT.CONCAT(&quot;∞&quot;; CELL(&quot;address&quot;))" office:value-type="string" office:string-value="∞$N$1" calcext:value-type="string">
            <text:p>∞$N$1</text:p>
          </table:table-cell>
          <table:table-cell table:formula="of:=COM.MICROSOFT.CONCAT(&quot;∞&quot;; CELL(&quot;address&quot;))" office:value-type="string" office:string-value="∞$O$1" calcext:value-type="string">
            <text:p>∞$O$1</text:p>
          </table:table-cell>
          <table:table-cell table:formula="of:=COM.MICROSOFT.CONCAT(&quot;∞&quot;; CELL(&quot;address&quot;))" office:value-type="string" office:string-value="∞$P$1" calcext:value-type="string">
            <text:p>∞$P$1</text:p>
          </table:table-cell>
          <table:table-cell table:formula="of:=COM.MICROSOFT.CONCAT(&quot;∞&quot;; CELL(&quot;address&quot;))" office:value-type="string" office:string-value="∞$Q$1" calcext:value-type="string">
            <text:p>∞$Q$1</text:p>
          </table:table-cell>
          <table:table-cell table:formula="of:=COM.MICROSOFT.CONCAT(&quot;∞&quot;; CELL(&quot;address&quot;))" office:value-type="string" office:string-value="∞$R$1" calcext:value-type="string">
            <text:p>∞$R$1</text:p>
          </table:table-cell>
          <table:table-cell table:formula="of:=COM.MICROSOFT.CONCAT(&quot;∞&quot;; CELL(&quot;address&quot;))" office:value-type="string" office:string-value="∞$S$1" calcext:value-type="string">
            <text:p>∞$S$1</text:p>
          </table:table-cell>
          <table:table-cell table:formula="of:=COM.MICROSOFT.CONCAT(&quot;∞&quot;; CELL(&quot;address&quot;))" office:value-type="string" office:string-value="∞$T$1" calcext:value-type="string">
            <text:p>∞$T$1</text:p>
          </table:table-cell>
          <table:table-cell table:formula="of:=COM.MICROSOFT.CONCAT(&quot;∞&quot;; CELL(&quot;address&quot;))" office:value-type="string" office:string-value="∞$U$1" calcext:value-type="string">
            <text:p>∞$U$1</text:p>
          </table:table-cell>
          <table:table-cell table:formula="of:=COM.MICROSOFT.CONCAT(&quot;∞&quot;; CELL(&quot;address&quot;))" office:value-type="string" office:string-value="∞$V$1" calcext:value-type="string">
            <text:p>∞$V$1</text:p>
          </table:table-cell>
          <table:table-cell table:formula="of:=COM.MICROSOFT.CONCAT(&quot;∞&quot;; CELL(&quot;address&quot;))" office:value-type="string" office:string-value="∞$W$1" calcext:value-type="string">
            <text:p>∞$W$1</text:p>
          </table:table-cell>
          <table:table-cell table:formula="of:=COM.MICROSOFT.CONCAT(&quot;∞&quot;; CELL(&quot;address&quot;))" office:value-type="string" office:string-value="∞$X$1" calcext:value-type="string">
            <text:p>∞$X$1</text:p>
          </table:table-cell>
          <table:table-cell table:formula="of:=COM.MICROSOFT.CONCAT(&quot;∞&quot;; CELL(&quot;address&quot;))" office:value-type="string" office:string-value="∞$Y$1" calcext:value-type="string">
            <text:p>∞$Y$1</text:p>
          </table:table-cell>
          <table:table-cell table:formula="of:=COM.MICROSOFT.CONCAT(&quot;∞&quot;; CELL(&quot;address&quot;))" office:value-type="string" office:string-value="∞$Z$1" calcext:value-type="string">
            <text:p>∞$Z$1</text:p>
          </table:table-cell>
          <table:table-cell table:formula="of:=COM.MICROSOFT.CONCAT(&quot;∞&quot;; CELL(&quot;address&quot;))" office:value-type="string" office:string-value="∞$AA$1" calcext:value-type="string">
            <text:p>∞$AA$1</text:p>
          </table:table-cell>
          <table:table-cell table:formula="of:=COM.MICROSOFT.CONCAT(&quot;∞&quot;; CELL(&quot;address&quot;))" office:value-type="string" office:string-value="∞$AB$1" calcext:value-type="string">
            <text:p>∞$AB$1</text:p>
          </table:table-cell>
          <table:table-cell table:formula="of:=COM.MICROSOFT.CONCAT(&quot;∞&quot;; CELL(&quot;address&quot;))" office:value-type="string" office:string-value="∞$AC$1" calcext:value-type="string">
            <text:p>∞$AC$1</text:p>
          </table:table-cell>
          <table:table-cell table:formula="of:=COM.MICROSOFT.CONCAT(&quot;∞&quot;; CELL(&quot;address&quot;))" office:value-type="string" office:string-value="∞$AD$1" calcext:value-type="string">
            <text:p>∞$AD$1</text:p>
          </table:table-cell>
          <table:table-cell table:formula="of:=COM.MICROSOFT.CONCAT(&quot;∞&quot;; CELL(&quot;address&quot;))" office:value-type="string" office:string-value="∞$AE$1" calcext:value-type="string">
            <text:p>∞$AE$1</text:p>
          </table:table-cell>
          <table:table-cell table:formula="of:=COM.MICROSOFT.CONCAT(&quot;∞&quot;; CELL(&quot;address&quot;))" office:value-type="string" office:string-value="∞$AF$1" calcext:value-type="string">
            <text:p>∞$AF$1</text:p>
          </table:table-cell>
          <table:table-cell table:formula="of:=COM.MICROSOFT.CONCAT(&quot;∞&quot;; CELL(&quot;address&quot;))" office:value-type="string" office:string-value="∞$AG$1" calcext:value-type="string">
            <text:p>∞$AG$1</text:p>
          </table:table-cell>
          <table:table-cell table:formula="of:=COM.MICROSOFT.CONCAT(&quot;∞&quot;; CELL(&quot;address&quot;))" office:value-type="string" office:string-value="∞$AH$1" calcext:value-type="string">
            <text:p>∞$AH$1</text:p>
          </table:table-cell>
          <table:table-cell table:formula="of:=COM.MICROSOFT.CONCAT(&quot;∞&quot;; CELL(&quot;address&quot;))" office:value-type="string" office:string-value="∞$AI$1" calcext:value-type="string">
            <text:p>∞$AI$1</text:p>
          </table:table-cell>
          <table:table-cell table:formula="of:=COM.MICROSOFT.CONCAT(&quot;∞&quot;; CELL(&quot;address&quot;))" office:value-type="string" office:string-value="∞$AJ$1" calcext:value-type="string">
            <text:p>∞$AJ$1</text:p>
          </table:table-cell>
          <table:table-cell table:formula="of:=COM.MICROSOFT.CONCAT(&quot;∞&quot;; CELL(&quot;address&quot;))" office:value-type="string" office:string-value="∞$AK$1" calcext:value-type="string">
            <text:p>∞$AK$1</text:p>
          </table:table-cell>
          <table:table-cell table:formula="of:=COM.MICROSOFT.CONCAT(&quot;∞&quot;; CELL(&quot;address&quot;))" office:value-type="string" office:string-value="∞$AL$1" calcext:value-type="string">
            <text:p>∞$AL$1</text:p>
          </table:table-cell>
          <table:table-cell table:formula="of:=COM.MICROSOFT.CONCAT(&quot;∞&quot;; CELL(&quot;address&quot;))" office:value-type="string" office:string-value="∞$AM$1" calcext:value-type="string">
            <text:p>∞$AM$1</text:p>
          </table:table-cell>
          <table:table-cell table:formula="of:=COM.MICROSOFT.CONCAT(&quot;∞&quot;; CELL(&quot;address&quot;))" office:value-type="string" office:string-value="∞$AN$1" calcext:value-type="string">
            <text:p>∞$AN$1</text:p>
          </table:table-cell>
          <table:table-cell table:formula="of:=COM.MICROSOFT.CONCAT(&quot;∞&quot;; CELL(&quot;address&quot;))" office:value-type="string" office:string-value="∞$AO$1" calcext:value-type="string">
            <text:p>∞$AO$1</text:p>
          </table:table-cell>
          <table:table-cell table:formula="of:=COM.MICROSOFT.CONCAT(&quot;∞&quot;; CELL(&quot;address&quot;))" office:value-type="string" office:string-value="∞$AP$1" calcext:value-type="string">
            <text:p>∞$AP$1</text:p>
          </table:table-cell>
          <table:table-cell table:formula="of:=COM.MICROSOFT.CONCAT(&quot;∞&quot;; CELL(&quot;address&quot;))" office:value-type="string" office:string-value="∞$AQ$1" calcext:value-type="string">
            <text:p>∞$AQ$1</text:p>
          </table:table-cell>
          <table:table-cell table:formula="of:=COM.MICROSOFT.CONCAT(&quot;∞&quot;; CELL(&quot;address&quot;))" office:value-type="string" office:string-value="∞$AR$1" calcext:value-type="string">
            <text:p>∞$AR$1</text:p>
          </table:table-cell>
          <table:table-cell table:formula="of:=COM.MICROSOFT.CONCAT(&quot;∞&quot;; CELL(&quot;address&quot;))" office:value-type="string" office:string-value="∞$AS$1" calcext:value-type="string">
            <text:p>∞$AS$1</text:p>
          </table:table-cell>
          <table:table-cell table:formula="of:=COM.MICROSOFT.CONCAT(&quot;∞&quot;; CELL(&quot;address&quot;))" office:value-type="string" office:string-value="∞$AT$1" calcext:value-type="string">
            <text:p>∞$AT$1</text:p>
          </table:table-cell>
          <table:table-cell table:formula="of:=COM.MICROSOFT.CONCAT(&quot;∞&quot;; CELL(&quot;address&quot;))" office:value-type="string" office:string-value="∞$AU$1" calcext:value-type="string">
            <text:p>∞$AU$1</text:p>
          </table:table-cell>
          <table:table-cell table:formula="of:=COM.MICROSOFT.CONCAT(&quot;∞&quot;; CELL(&quot;address&quot;))" office:value-type="string" office:string-value="∞$AV$1" calcext:value-type="string">
            <text:p>∞$AV$1</text:p>
          </table:table-cell>
          <table:table-cell table:formula="of:=COM.MICROSOFT.CONCAT(&quot;∞&quot;; CELL(&quot;address&quot;))" office:value-type="string" office:string-value="∞$AW$1" calcext:value-type="string">
            <text:p>∞$AW$1</text:p>
          </table:table-cell>
          <table:table-cell table:formula="of:=COM.MICROSOFT.CONCAT(&quot;∞&quot;; CELL(&quot;address&quot;))" office:value-type="string" office:string-value="∞$AX$1" calcext:value-type="string">
            <text:p>∞$AX$1</text:p>
          </table:table-cell>
          <table:table-cell table:formula="of:=COM.MICROSOFT.CONCAT(&quot;∞&quot;; CELL(&quot;address&quot;))" office:value-type="string" office:string-value="∞$AY$1" calcext:value-type="string">
            <text:p>∞$AY$1</text:p>
          </table:table-cell>
          <table:table-cell table:formula="of:=COM.MICROSOFT.CONCAT(&quot;∞&quot;; CELL(&quot;address&quot;))" office:value-type="string" office:string-value="∞$AZ$1" calcext:value-type="string">
            <text:p>∞$AZ$1</text:p>
          </table:table-cell>
          <table:table-cell table:formula="of:=COM.MICROSOFT.CONCAT(&quot;∞&quot;; CELL(&quot;address&quot;))" office:value-type="string" office:string-value="∞$BA$1" calcext:value-type="string">
            <text:p>∞$BA$1</text:p>
          </table:table-cell>
          <table:table-cell table:formula="of:=COM.MICROSOFT.CONCAT(&quot;∞&quot;; CELL(&quot;address&quot;))" office:value-type="string" office:string-value="∞$BB$1" calcext:value-type="string">
            <text:p>∞$BB$1</text:p>
          </table:table-cell>
          <table:table-cell table:number-columns-repeated="4"/>
        </table:table-row>
        <table:table-row table:style-name="ro1">
          <table:table-cell table:formula="of:=COM.MICROSOFT.CONCAT(&quot;∞&quot;; CELL(&quot;address&quot;))" office:value-type="string" office:string-value="∞$A$2" calcext:value-type="string">
            <text:p>∞$A$2</text:p>
          </table:table-cell>
          <table:table-cell table:formula="of:=COM.MICROSOFT.CONCAT(&quot;∞&quot;; CELL(&quot;address&quot;))" office:value-type="string" office:string-value="∞$B$2" calcext:value-type="string">
            <text:p>∞$B$2</text:p>
          </table:table-cell>
          <table:table-cell table:formula="of:=COM.MICROSOFT.CONCAT(&quot;∞&quot;; CELL(&quot;address&quot;))" office:value-type="string" office:string-value="∞$C$2" calcext:value-type="string">
            <text:p>∞$C$2</text:p>
          </table:table-cell>
          <table:table-cell table:formula="of:=COM.MICROSOFT.CONCAT(&quot;∞&quot;; CELL(&quot;address&quot;))" office:value-type="string" office:string-value="∞$D$2" calcext:value-type="string">
            <text:p>∞$D$2</text:p>
          </table:table-cell>
          <table:table-cell table:formula="of:=COM.MICROSOFT.CONCAT(&quot;∞&quot;; CELL(&quot;address&quot;))" office:value-type="string" office:string-value="∞$E$2" calcext:value-type="string">
            <text:p>∞$E$2</text:p>
          </table:table-cell>
          <table:table-cell table:formula="of:=COM.MICROSOFT.CONCAT(&quot;∞&quot;; CELL(&quot;address&quot;))" office:value-type="string" office:string-value="∞$F$2" calcext:value-type="string">
            <text:p>∞$F$2</text:p>
          </table:table-cell>
          <table:table-cell table:formula="of:=COM.MICROSOFT.CONCAT(&quot;∞&quot;; CELL(&quot;address&quot;))" office:value-type="string" office:string-value="∞$G$2" calcext:value-type="string">
            <text:p>∞$G$2</text:p>
          </table:table-cell>
          <table:table-cell table:formula="of:=COM.MICROSOFT.CONCAT(&quot;∞&quot;; CELL(&quot;address&quot;))" office:value-type="string" office:string-value="∞$H$2" calcext:value-type="string">
            <text:p>∞$H$2</text:p>
          </table:table-cell>
          <table:table-cell table:formula="of:=COM.MICROSOFT.CONCAT(&quot;∞&quot;; CELL(&quot;address&quot;))" office:value-type="string" office:string-value="∞$I$2" calcext:value-type="string">
            <text:p>∞$I$2</text:p>
          </table:table-cell>
          <table:table-cell table:formula="of:=COM.MICROSOFT.CONCAT(&quot;∞&quot;; CELL(&quot;address&quot;))" office:value-type="string" office:string-value="∞$J$2" calcext:value-type="string">
            <text:p>∞$J$2</text:p>
          </table:table-cell>
          <table:table-cell table:formula="of:=COM.MICROSOFT.CONCAT(&quot;∞&quot;; CELL(&quot;address&quot;))" office:value-type="string" office:string-value="∞$K$2" calcext:value-type="string">
            <text:p>∞$K$2</text:p>
          </table:table-cell>
          <table:table-cell table:formula="of:=COM.MICROSOFT.CONCAT(&quot;∞&quot;; CELL(&quot;address&quot;))" office:value-type="string" office:string-value="∞$L$2" calcext:value-type="string">
            <text:p>∞$L$2</text:p>
          </table:table-cell>
          <table:table-cell table:formula="of:=COM.MICROSOFT.CONCAT(&quot;∞&quot;; CELL(&quot;address&quot;))" office:value-type="string" office:string-value="∞$M$2" calcext:value-type="string">
            <text:p>∞$M$2</text:p>
          </table:table-cell>
          <table:table-cell table:formula="of:=COM.MICROSOFT.CONCAT(&quot;∞&quot;; CELL(&quot;address&quot;))" office:value-type="string" office:string-value="∞$N$2" calcext:value-type="string">
            <text:p>∞$N$2</text:p>
          </table:table-cell>
          <table:table-cell table:formula="of:=COM.MICROSOFT.CONCAT(&quot;∞&quot;; CELL(&quot;address&quot;))" office:value-type="string" office:string-value="∞$O$2" calcext:value-type="string">
            <text:p>∞$O$2</text:p>
          </table:table-cell>
          <table:table-cell table:formula="of:=COM.MICROSOFT.CONCAT(&quot;∞&quot;; CELL(&quot;address&quot;))" office:value-type="string" office:string-value="∞$P$2" calcext:value-type="string">
            <text:p>∞$P$2</text:p>
          </table:table-cell>
          <table:table-cell table:formula="of:=COM.MICROSOFT.CONCAT(&quot;∞&quot;; CELL(&quot;address&quot;))" office:value-type="string" office:string-value="∞$Q$2" calcext:value-type="string">
            <text:p>∞$Q$2</text:p>
          </table:table-cell>
          <table:table-cell table:formula="of:=COM.MICROSOFT.CONCAT(&quot;∞&quot;; CELL(&quot;address&quot;))" office:value-type="string" office:string-value="∞$R$2" calcext:value-type="string">
            <text:p>∞$R$2</text:p>
          </table:table-cell>
          <table:table-cell table:formula="of:=COM.MICROSOFT.CONCAT(&quot;∞&quot;; CELL(&quot;address&quot;))" office:value-type="string" office:string-value="∞$S$2" calcext:value-type="string">
            <text:p>∞$S$2</text:p>
          </table:table-cell>
          <table:table-cell table:formula="of:=COM.MICROSOFT.CONCAT(&quot;∞&quot;; CELL(&quot;address&quot;))" office:value-type="string" office:string-value="∞$T$2" calcext:value-type="string">
            <text:p>∞$T$2</text:p>
          </table:table-cell>
          <table:table-cell table:formula="of:=COM.MICROSOFT.CONCAT(&quot;∞&quot;; CELL(&quot;address&quot;))" office:value-type="string" office:string-value="∞$U$2" calcext:value-type="string">
            <text:p>∞$U$2</text:p>
          </table:table-cell>
          <table:table-cell table:formula="of:=COM.MICROSOFT.CONCAT(&quot;∞&quot;; CELL(&quot;address&quot;))" office:value-type="string" office:string-value="∞$V$2" calcext:value-type="string">
            <text:p>∞$V$2</text:p>
          </table:table-cell>
          <table:table-cell table:formula="of:=COM.MICROSOFT.CONCAT(&quot;∞&quot;; CELL(&quot;address&quot;))" office:value-type="string" office:string-value="∞$W$2" calcext:value-type="string">
            <text:p>∞$W$2</text:p>
          </table:table-cell>
          <table:table-cell table:formula="of:=COM.MICROSOFT.CONCAT(&quot;∞&quot;; CELL(&quot;address&quot;))" office:value-type="string" office:string-value="∞$X$2" calcext:value-type="string">
            <text:p>∞$X$2</text:p>
          </table:table-cell>
          <table:table-cell table:formula="of:=COM.MICROSOFT.CONCAT(&quot;∞&quot;; CELL(&quot;address&quot;))" office:value-type="string" office:string-value="∞$Y$2" calcext:value-type="string">
            <text:p>∞$Y$2</text:p>
          </table:table-cell>
          <table:table-cell table:formula="of:=COM.MICROSOFT.CONCAT(&quot;∞&quot;; CELL(&quot;address&quot;))" office:value-type="string" office:string-value="∞$Z$2" calcext:value-type="string">
            <text:p>∞$Z$2</text:p>
          </table:table-cell>
          <table:table-cell table:formula="of:=COM.MICROSOFT.CONCAT(&quot;∞&quot;; CELL(&quot;address&quot;))" office:value-type="string" office:string-value="∞$AA$2" calcext:value-type="string">
            <text:p>∞$AA$2</text:p>
          </table:table-cell>
          <table:table-cell table:formula="of:=COM.MICROSOFT.CONCAT(&quot;∞&quot;; CELL(&quot;address&quot;))" office:value-type="string" office:string-value="∞$AB$2" calcext:value-type="string">
            <text:p>∞$AB$2</text:p>
          </table:table-cell>
          <table:table-cell table:formula="of:=COM.MICROSOFT.CONCAT(&quot;∞&quot;; CELL(&quot;address&quot;))" office:value-type="string" office:string-value="∞$AC$2" calcext:value-type="string">
            <text:p>∞$AC$2</text:p>
          </table:table-cell>
          <table:table-cell table:formula="of:=COM.MICROSOFT.CONCAT(&quot;∞&quot;; CELL(&quot;address&quot;))" office:value-type="string" office:string-value="∞$AD$2" calcext:value-type="string">
            <text:p>∞$AD$2</text:p>
          </table:table-cell>
          <table:table-cell table:formula="of:=COM.MICROSOFT.CONCAT(&quot;∞&quot;; CELL(&quot;address&quot;))" office:value-type="string" office:string-value="∞$AE$2" calcext:value-type="string">
            <text:p>∞$AE$2</text:p>
          </table:table-cell>
          <table:table-cell table:formula="of:=COM.MICROSOFT.CONCAT(&quot;∞&quot;; CELL(&quot;address&quot;))" office:value-type="string" office:string-value="∞$AF$2" calcext:value-type="string">
            <text:p>∞$AF$2</text:p>
          </table:table-cell>
          <table:table-cell table:formula="of:=COM.MICROSOFT.CONCAT(&quot;∞&quot;; CELL(&quot;address&quot;))" office:value-type="string" office:string-value="∞$AG$2" calcext:value-type="string">
            <text:p>∞$AG$2</text:p>
          </table:table-cell>
          <table:table-cell table:formula="of:=COM.MICROSOFT.CONCAT(&quot;∞&quot;; CELL(&quot;address&quot;))" office:value-type="string" office:string-value="∞$AH$2" calcext:value-type="string">
            <text:p>∞$AH$2</text:p>
          </table:table-cell>
          <table:table-cell table:formula="of:=COM.MICROSOFT.CONCAT(&quot;∞&quot;; CELL(&quot;address&quot;))" office:value-type="string" office:string-value="∞$AI$2" calcext:value-type="string">
            <text:p>∞$AI$2</text:p>
          </table:table-cell>
          <table:table-cell table:formula="of:=COM.MICROSOFT.CONCAT(&quot;∞&quot;; CELL(&quot;address&quot;))" office:value-type="string" office:string-value="∞$AJ$2" calcext:value-type="string">
            <text:p>∞$AJ$2</text:p>
          </table:table-cell>
          <table:table-cell table:formula="of:=COM.MICROSOFT.CONCAT(&quot;∞&quot;; CELL(&quot;address&quot;))" office:value-type="string" office:string-value="∞$AK$2" calcext:value-type="string">
            <text:p>∞$AK$2</text:p>
          </table:table-cell>
          <table:table-cell table:formula="of:=COM.MICROSOFT.CONCAT(&quot;∞&quot;; CELL(&quot;address&quot;))" office:value-type="string" office:string-value="∞$AL$2" calcext:value-type="string">
            <text:p>∞$AL$2</text:p>
          </table:table-cell>
          <table:table-cell table:formula="of:=COM.MICROSOFT.CONCAT(&quot;∞&quot;; CELL(&quot;address&quot;))" office:value-type="string" office:string-value="∞$AM$2" calcext:value-type="string">
            <text:p>∞$AM$2</text:p>
          </table:table-cell>
          <table:table-cell table:formula="of:=COM.MICROSOFT.CONCAT(&quot;∞&quot;; CELL(&quot;address&quot;))" office:value-type="string" office:string-value="∞$AN$2" calcext:value-type="string">
            <text:p>∞$AN$2</text:p>
          </table:table-cell>
          <table:table-cell table:formula="of:=COM.MICROSOFT.CONCAT(&quot;∞&quot;; CELL(&quot;address&quot;))" office:value-type="string" office:string-value="∞$AO$2" calcext:value-type="string">
            <text:p>∞$AO$2</text:p>
          </table:table-cell>
          <table:table-cell table:formula="of:=COM.MICROSOFT.CONCAT(&quot;∞&quot;; CELL(&quot;address&quot;))" office:value-type="string" office:string-value="∞$AP$2" calcext:value-type="string">
            <text:p>∞$AP$2</text:p>
          </table:table-cell>
          <table:table-cell table:formula="of:=COM.MICROSOFT.CONCAT(&quot;∞&quot;; CELL(&quot;address&quot;))" office:value-type="string" office:string-value="∞$AQ$2" calcext:value-type="string">
            <text:p>∞$AQ$2</text:p>
          </table:table-cell>
          <table:table-cell table:formula="of:=COM.MICROSOFT.CONCAT(&quot;∞&quot;; CELL(&quot;address&quot;))" office:value-type="string" office:string-value="∞$AR$2" calcext:value-type="string">
            <text:p>∞$AR$2</text:p>
          </table:table-cell>
          <table:table-cell table:formula="of:=COM.MICROSOFT.CONCAT(&quot;∞&quot;; CELL(&quot;address&quot;))" office:value-type="string" office:string-value="∞$AS$2" calcext:value-type="string">
            <text:p>∞$AS$2</text:p>
          </table:table-cell>
          <table:table-cell table:formula="of:=COM.MICROSOFT.CONCAT(&quot;∞&quot;; CELL(&quot;address&quot;))" office:value-type="string" office:string-value="∞$AT$2" calcext:value-type="string">
            <text:p>∞$AT$2</text:p>
          </table:table-cell>
          <table:table-cell table:formula="of:=COM.MICROSOFT.CONCAT(&quot;∞&quot;; CELL(&quot;address&quot;))" office:value-type="string" office:string-value="∞$AU$2" calcext:value-type="string">
            <text:p>∞$AU$2</text:p>
          </table:table-cell>
          <table:table-cell table:formula="of:=COM.MICROSOFT.CONCAT(&quot;∞&quot;; CELL(&quot;address&quot;))" office:value-type="string" office:string-value="∞$AV$2" calcext:value-type="string">
            <text:p>∞$AV$2</text:p>
          </table:table-cell>
          <table:table-cell table:formula="of:=COM.MICROSOFT.CONCAT(&quot;∞&quot;; CELL(&quot;address&quot;))" office:value-type="string" office:string-value="∞$AW$2" calcext:value-type="string">
            <text:p>∞$AW$2</text:p>
          </table:table-cell>
          <table:table-cell table:formula="of:=COM.MICROSOFT.CONCAT(&quot;∞&quot;; CELL(&quot;address&quot;))" office:value-type="string" office:string-value="∞$AX$2" calcext:value-type="string">
            <text:p>∞$AX$2</text:p>
          </table:table-cell>
          <table:table-cell table:formula="of:=COM.MICROSOFT.CONCAT(&quot;∞&quot;; CELL(&quot;address&quot;))" office:value-type="string" office:string-value="∞$AY$2" calcext:value-type="string">
            <text:p>∞$AY$2</text:p>
          </table:table-cell>
          <table:table-cell table:formula="of:=COM.MICROSOFT.CONCAT(&quot;∞&quot;; CELL(&quot;address&quot;))" office:value-type="string" office:string-value="∞$AZ$2" calcext:value-type="string">
            <text:p>∞$AZ$2</text:p>
          </table:table-cell>
          <table:table-cell table:formula="of:=COM.MICROSOFT.CONCAT(&quot;∞&quot;; CELL(&quot;address&quot;))" office:value-type="string" office:string-value="∞$BA$2" calcext:value-type="string">
            <text:p>∞$BA$2</text:p>
          </table:table-cell>
          <table:table-cell table:formula="of:=COM.MICROSOFT.CONCAT(&quot;∞&quot;; CELL(&quot;address&quot;))" office:value-type="string" office:string-value="∞$BB$2" calcext:value-type="string">
            <text:p>∞$BB$2</text:p>
          </table:table-cell>
          <table:table-cell table:formula="of:=COM.MICROSOFT.CONCAT(&quot;∞&quot;; CELL(&quot;address&quot;))" office:value-type="string" office:string-value="∞$BC$2" calcext:value-type="string">
            <text:p>∞$BC$2</text:p>
          </table:table-cell>
          <table:table-cell table:formula="of:=COM.MICROSOFT.CONCAT(&quot;∞&quot;; CELL(&quot;address&quot;))" office:value-type="string" office:string-value="∞$BD$2" calcext:value-type="string">
            <text:p>∞$BD$2</text:p>
          </table:table-cell>
          <table:table-cell table:formula="of:=COM.MICROSOFT.CONCAT(&quot;∞&quot;; CELL(&quot;address&quot;))" office:value-type="string" office:string-value="∞$BE$2" calcext:value-type="string">
            <text:p>∞$BE$2</text:p>
          </table:table-cell>
          <table:table-cell/>
        </table:table-row>
        <table:table-row table:style-name="ro1">
          <table:table-cell table:formula="of:=COM.MICROSOFT.CONCAT(&quot;∞&quot;; CELL(&quot;address&quot;))" office:value-type="string" office:string-value="∞$A$3" calcext:value-type="string">
            <text:p>∞$A$3</text:p>
          </table:table-cell>
          <table:table-cell table:formula="of:=COM.MICROSOFT.CONCAT(&quot;∞&quot;; CELL(&quot;address&quot;))" office:value-type="string" office:string-value="∞$B$3" calcext:value-type="string">
            <text:p>∞$B$3</text:p>
          </table:table-cell>
          <table:table-cell table:formula="of:=COM.MICROSOFT.CONCAT(&quot;∞&quot;; CELL(&quot;address&quot;))" office:value-type="string" office:string-value="∞$C$3" calcext:value-type="string">
            <text:p>∞$C$3</text:p>
          </table:table-cell>
          <table:table-cell table:formula="of:=COM.MICROSOFT.CONCAT(&quot;∞&quot;; CELL(&quot;address&quot;))" office:value-type="string" office:string-value="∞$D$3" calcext:value-type="string">
            <text:p>∞$D$3</text:p>
          </table:table-cell>
          <table:table-cell table:formula="of:=COM.MICROSOFT.CONCAT(&quot;∞&quot;; CELL(&quot;address&quot;))" office:value-type="string" office:string-value="∞$E$3" calcext:value-type="string">
            <text:p>∞$E$3</text:p>
          </table:table-cell>
          <table:table-cell table:formula="of:=COM.MICROSOFT.CONCAT(&quot;∞&quot;; CELL(&quot;address&quot;))" office:value-type="string" office:string-value="∞$F$3" calcext:value-type="string">
            <text:p>∞$F$3</text:p>
          </table:table-cell>
          <table:table-cell table:formula="of:=COM.MICROSOFT.CONCAT(&quot;∞&quot;; CELL(&quot;address&quot;))" office:value-type="string" office:string-value="∞$G$3" calcext:value-type="string">
            <text:p>∞$G$3</text:p>
          </table:table-cell>
          <table:table-cell table:formula="of:=COM.MICROSOFT.CONCAT(&quot;∞&quot;; CELL(&quot;address&quot;))" office:value-type="string" office:string-value="∞$H$3" calcext:value-type="string">
            <text:p>∞$H$3</text:p>
          </table:table-cell>
          <table:table-cell table:formula="of:=COM.MICROSOFT.CONCAT(&quot;∞&quot;; CELL(&quot;address&quot;))" office:value-type="string" office:string-value="∞$I$3" calcext:value-type="string">
            <text:p>∞$I$3</text:p>
          </table:table-cell>
          <table:table-cell table:formula="of:=COM.MICROSOFT.CONCAT(&quot;∞&quot;; CELL(&quot;address&quot;))" office:value-type="string" office:string-value="∞$J$3" calcext:value-type="string">
            <text:p>∞$J$3</text:p>
          </table:table-cell>
          <table:table-cell table:formula="of:=COM.MICROSOFT.CONCAT(&quot;∞&quot;; CELL(&quot;address&quot;))" office:value-type="string" office:string-value="∞$K$3" calcext:value-type="string">
            <text:p>∞$K$3</text:p>
          </table:table-cell>
          <table:table-cell table:formula="of:=COM.MICROSOFT.CONCAT(&quot;∞&quot;; CELL(&quot;address&quot;))" office:value-type="string" office:string-value="∞$L$3" calcext:value-type="string">
            <text:p>∞$L$3</text:p>
          </table:table-cell>
          <table:table-cell table:formula="of:=COM.MICROSOFT.CONCAT(&quot;∞&quot;; CELL(&quot;address&quot;))" office:value-type="string" office:string-value="∞$M$3" calcext:value-type="string">
            <text:p>∞$M$3</text:p>
          </table:table-cell>
          <table:table-cell table:formula="of:=COM.MICROSOFT.CONCAT(&quot;∞&quot;; CELL(&quot;address&quot;))" office:value-type="string" office:string-value="∞$N$3" calcext:value-type="string">
            <text:p>∞$N$3</text:p>
          </table:table-cell>
          <table:table-cell table:formula="of:=COM.MICROSOFT.CONCAT(&quot;∞&quot;; CELL(&quot;address&quot;))" office:value-type="string" office:string-value="∞$O$3" calcext:value-type="string">
            <text:p>∞$O$3</text:p>
          </table:table-cell>
          <table:table-cell table:formula="of:=COM.MICROSOFT.CONCAT(&quot;∞&quot;; CELL(&quot;address&quot;))" office:value-type="string" office:string-value="∞$P$3" calcext:value-type="string">
            <text:p>∞$P$3</text:p>
          </table:table-cell>
          <table:table-cell table:formula="of:=COM.MICROSOFT.CONCAT(&quot;∞&quot;; CELL(&quot;address&quot;))" office:value-type="string" office:string-value="∞$Q$3" calcext:value-type="string">
            <text:p>∞$Q$3</text:p>
          </table:table-cell>
          <table:table-cell table:formula="of:=COM.MICROSOFT.CONCAT(&quot;∞&quot;; CELL(&quot;address&quot;))" office:value-type="string" office:string-value="∞$R$3" calcext:value-type="string">
            <text:p>∞$R$3</text:p>
          </table:table-cell>
          <table:table-cell table:formula="of:=COM.MICROSOFT.CONCAT(&quot;∞&quot;; CELL(&quot;address&quot;))" office:value-type="string" office:string-value="∞$S$3" calcext:value-type="string">
            <text:p>∞$S$3</text:p>
          </table:table-cell>
          <table:table-cell table:formula="of:=COM.MICROSOFT.CONCAT(&quot;∞&quot;; CELL(&quot;address&quot;))" office:value-type="string" office:string-value="∞$T$3" calcext:value-type="string">
            <text:p>∞$T$3</text:p>
          </table:table-cell>
          <table:table-cell table:formula="of:=COM.MICROSOFT.CONCAT(&quot;∞&quot;; CELL(&quot;address&quot;))" office:value-type="string" office:string-value="∞$U$3" calcext:value-type="string">
            <text:p>∞$U$3</text:p>
          </table:table-cell>
          <table:table-cell table:formula="of:=COM.MICROSOFT.CONCAT(&quot;∞&quot;; CELL(&quot;address&quot;))" office:value-type="string" office:string-value="∞$V$3" calcext:value-type="string">
            <text:p>∞$V$3</text:p>
          </table:table-cell>
          <table:table-cell table:formula="of:=COM.MICROSOFT.CONCAT(&quot;∞&quot;; CELL(&quot;address&quot;))" office:value-type="string" office:string-value="∞$W$3" calcext:value-type="string">
            <text:p>∞$W$3</text:p>
          </table:table-cell>
          <table:table-cell table:formula="of:=COM.MICROSOFT.CONCAT(&quot;∞&quot;; CELL(&quot;address&quot;))" office:value-type="string" office:string-value="∞$X$3" calcext:value-type="string">
            <text:p>∞$X$3</text:p>
          </table:table-cell>
          <table:table-cell table:formula="of:=COM.MICROSOFT.CONCAT(&quot;∞&quot;; CELL(&quot;address&quot;))" office:value-type="string" office:string-value="∞$Y$3" calcext:value-type="string">
            <text:p>∞$Y$3</text:p>
          </table:table-cell>
          <table:table-cell table:formula="of:=COM.MICROSOFT.CONCAT(&quot;∞&quot;; CELL(&quot;address&quot;))" office:value-type="string" office:string-value="∞$Z$3" calcext:value-type="string">
            <text:p>∞$Z$3</text:p>
          </table:table-cell>
          <table:table-cell table:formula="of:=COM.MICROSOFT.CONCAT(&quot;∞&quot;; CELL(&quot;address&quot;))" office:value-type="string" office:string-value="∞$AA$3" calcext:value-type="string">
            <text:p>∞$AA$3</text:p>
          </table:table-cell>
          <table:table-cell table:formula="of:=COM.MICROSOFT.CONCAT(&quot;∞&quot;; CELL(&quot;address&quot;))" office:value-type="string" office:string-value="∞$AB$3" calcext:value-type="string">
            <text:p>∞$AB$3</text:p>
          </table:table-cell>
          <table:table-cell table:formula="of:=COM.MICROSOFT.CONCAT(&quot;∞&quot;; CELL(&quot;address&quot;))" office:value-type="string" office:string-value="∞$AC$3" calcext:value-type="string">
            <text:p>∞$AC$3</text:p>
          </table:table-cell>
          <table:table-cell table:formula="of:=COM.MICROSOFT.CONCAT(&quot;∞&quot;; CELL(&quot;address&quot;))" office:value-type="string" office:string-value="∞$AD$3" calcext:value-type="string">
            <text:p>∞$AD$3</text:p>
          </table:table-cell>
          <table:table-cell table:formula="of:=COM.MICROSOFT.CONCAT(&quot;∞&quot;; CELL(&quot;address&quot;))" office:value-type="string" office:string-value="∞$AE$3" calcext:value-type="string">
            <text:p>∞$AE$3</text:p>
          </table:table-cell>
          <table:table-cell table:formula="of:=COM.MICROSOFT.CONCAT(&quot;∞&quot;; CELL(&quot;address&quot;))" office:value-type="string" office:string-value="∞$AF$3" calcext:value-type="string">
            <text:p>∞$AF$3</text:p>
          </table:table-cell>
          <table:table-cell table:formula="of:=COM.MICROSOFT.CONCAT(&quot;∞&quot;; CELL(&quot;address&quot;))" office:value-type="string" office:string-value="∞$AG$3" calcext:value-type="string">
            <text:p>∞$AG$3</text:p>
          </table:table-cell>
          <table:table-cell table:formula="of:=COM.MICROSOFT.CONCAT(&quot;∞&quot;; CELL(&quot;address&quot;))" office:value-type="string" office:string-value="∞$AH$3" calcext:value-type="string">
            <text:p>∞$AH$3</text:p>
          </table:table-cell>
          <table:table-cell table:formula="of:=COM.MICROSOFT.CONCAT(&quot;∞&quot;; CELL(&quot;address&quot;))" office:value-type="string" office:string-value="∞$AI$3" calcext:value-type="string">
            <text:p>∞$AI$3</text:p>
          </table:table-cell>
          <table:table-cell table:formula="of:=COM.MICROSOFT.CONCAT(&quot;∞&quot;; CELL(&quot;address&quot;))" office:value-type="string" office:string-value="∞$AJ$3" calcext:value-type="string">
            <text:p>∞$AJ$3</text:p>
          </table:table-cell>
          <table:table-cell table:formula="of:=COM.MICROSOFT.CONCAT(&quot;∞&quot;; CELL(&quot;address&quot;))" office:value-type="string" office:string-value="∞$AK$3" calcext:value-type="string">
            <text:p>∞$AK$3</text:p>
          </table:table-cell>
          <table:table-cell table:formula="of:=COM.MICROSOFT.CONCAT(&quot;∞&quot;; CELL(&quot;address&quot;))" office:value-type="string" office:string-value="∞$AL$3" calcext:value-type="string">
            <text:p>∞$AL$3</text:p>
          </table:table-cell>
          <table:table-cell table:formula="of:=COM.MICROSOFT.CONCAT(&quot;∞&quot;; CELL(&quot;address&quot;))" office:value-type="string" office:string-value="∞$AM$3" calcext:value-type="string">
            <text:p>∞$AM$3</text:p>
          </table:table-cell>
          <table:table-cell table:formula="of:=COM.MICROSOFT.CONCAT(&quot;∞&quot;; CELL(&quot;address&quot;))" office:value-type="string" office:string-value="∞$AN$3" calcext:value-type="string">
            <text:p>∞$AN$3</text:p>
          </table:table-cell>
          <table:table-cell table:formula="of:=COM.MICROSOFT.CONCAT(&quot;∞&quot;; CELL(&quot;address&quot;))" office:value-type="string" office:string-value="∞$AO$3" calcext:value-type="string">
            <text:p>∞$AO$3</text:p>
          </table:table-cell>
          <table:table-cell table:formula="of:=COM.MICROSOFT.CONCAT(&quot;∞&quot;; CELL(&quot;address&quot;))" office:value-type="string" office:string-value="∞$AP$3" calcext:value-type="string">
            <text:p>∞$AP$3</text:p>
          </table:table-cell>
          <table:table-cell table:formula="of:=COM.MICROSOFT.CONCAT(&quot;∞&quot;; CELL(&quot;address&quot;))" office:value-type="string" office:string-value="∞$AQ$3" calcext:value-type="string">
            <text:p>∞$AQ$3</text:p>
          </table:table-cell>
          <table:table-cell table:formula="of:=COM.MICROSOFT.CONCAT(&quot;∞&quot;; CELL(&quot;address&quot;))" office:value-type="string" office:string-value="∞$AR$3" calcext:value-type="string">
            <text:p>∞$AR$3</text:p>
          </table:table-cell>
          <table:table-cell table:formula="of:=COM.MICROSOFT.CONCAT(&quot;∞&quot;; CELL(&quot;address&quot;))" office:value-type="string" office:string-value="∞$AS$3" calcext:value-type="string">
            <text:p>∞$AS$3</text:p>
          </table:table-cell>
          <table:table-cell table:formula="of:=COM.MICROSOFT.CONCAT(&quot;∞&quot;; CELL(&quot;address&quot;))" office:value-type="string" office:string-value="∞$AT$3" calcext:value-type="string">
            <text:p>∞$AT$3</text:p>
          </table:table-cell>
          <table:table-cell table:formula="of:=COM.MICROSOFT.CONCAT(&quot;∞&quot;; CELL(&quot;address&quot;))" office:value-type="string" office:string-value="∞$AU$3" calcext:value-type="string">
            <text:p>∞$AU$3</text:p>
          </table:table-cell>
          <table:table-cell table:formula="of:=COM.MICROSOFT.CONCAT(&quot;∞&quot;; CELL(&quot;address&quot;))" office:value-type="string" office:string-value="∞$AV$3" calcext:value-type="string">
            <text:p>∞$AV$3</text:p>
          </table:table-cell>
          <table:table-cell table:formula="of:=COM.MICROSOFT.CONCAT(&quot;∞&quot;; CELL(&quot;address&quot;))" office:value-type="string" office:string-value="∞$AW$3" calcext:value-type="string">
            <text:p>∞$AW$3</text:p>
          </table:table-cell>
          <table:table-cell table:formula="of:=COM.MICROSOFT.CONCAT(&quot;∞&quot;; CELL(&quot;address&quot;))" office:value-type="string" office:string-value="∞$AX$3" calcext:value-type="string">
            <text:p>∞$AX$3</text:p>
          </table:table-cell>
          <table:table-cell table:formula="of:=COM.MICROSOFT.CONCAT(&quot;∞&quot;; CELL(&quot;address&quot;))" office:value-type="string" office:string-value="∞$AY$3" calcext:value-type="string">
            <text:p>∞$AY$3</text:p>
          </table:table-cell>
          <table:table-cell table:formula="of:=COM.MICROSOFT.CONCAT(&quot;∞&quot;; CELL(&quot;address&quot;))" office:value-type="string" office:string-value="∞$AZ$3" calcext:value-type="string">
            <text:p>∞$AZ$3</text:p>
          </table:table-cell>
          <table:table-cell table:formula="of:=COM.MICROSOFT.CONCAT(&quot;∞&quot;; CELL(&quot;address&quot;))" office:value-type="string" office:string-value="∞$BA$3" calcext:value-type="string">
            <text:p>∞$BA$3</text:p>
          </table:table-cell>
          <table:table-cell table:formula="of:=COM.MICROSOFT.CONCAT(&quot;∞&quot;; CELL(&quot;address&quot;))" office:value-type="string" office:string-value="∞$BB$3" calcext:value-type="string">
            <text:p>∞$BB$3</text:p>
          </table:table-cell>
          <table:table-cell table:formula="of:=COM.MICROSOFT.CONCAT(&quot;∞&quot;; CELL(&quot;address&quot;))" office:value-type="string" office:string-value="∞$BC$3" calcext:value-type="string">
            <text:p>∞$BC$3</text:p>
          </table:table-cell>
          <table:table-cell table:formula="of:=COM.MICROSOFT.CONCAT(&quot;∞&quot;; CELL(&quot;address&quot;))" office:value-type="string" office:string-value="∞$BD$3" calcext:value-type="string">
            <text:p>∞$BD$3</text:p>
          </table:table-cell>
          <table:table-cell table:formula="of:=COM.MICROSOFT.CONCAT(&quot;∞&quot;; CELL(&quot;address&quot;))" office:value-type="string" office:string-value="∞$BE$3" calcext:value-type="string">
            <text:p>∞$BE$3</text:p>
          </table:table-cell>
          <table:table-cell table:formula="of:=COM.MICROSOFT.CONCAT(&quot;∞&quot;; CELL(&quot;address&quot;))" office:value-type="string" office:string-value="∞$BF$3" calcext:value-type="string">
            <text:p>∞$BF$3</text:p>
          </table:table-cell>
        </table:table-row>
        <table:table-row table:style-name="ro1">
          <table:table-cell table:number-columns-repeated="55"/>
          <table:table-cell table:formula="of:=COM.MICROSOFT.CONCAT(&quot;∞&quot;; CELL(&quot;address&quot;))" office:value-type="string" office:string-value="∞$BD$4" calcext:value-type="string">
            <text:p>∞$BD$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6:26:49.106343000</meta:creation-date>
    <dc:date>2026-01-12T17:05:41.017595000</dc:date>
    <meta:editing-duration>PT17M6S</meta:editing-duration>
    <meta:editing-cycles>1</meta:editing-cycles>
    <meta:document-statistic meta:table-count="1" meta:cell-count="170" meta:object-count="0"/>
    <meta:generator>LibreOffice/25.8.4.2$MacOSX_X86_64 LibreOffice_project/290daaa01b999472f0c7a3890eb6a550fd74c6df</meta:generator>
  </office:meta>
</office:document-meta>
</file>